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paragraph-rsid="0000b7ca"/>
    </style:style>
    <style:style style:name="P3" style:family="paragraph" style:parent-style-name="Standard">
      <style:text-properties style:font-name="DejaVu Sans Mono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ftSum(f, begin, end, deltaX) =&gt;</text:p>
      <text:p text:style-name="P2"><text:tab/>begin &gt;= end</text:p>
      <text:p text:style-name="P2"><text:tab/><text:tab/>? 0</text:p>
      <text:p text:style-name="P2"><text:tab/><text:tab/>: f(begin)</text:p>
      <text:p text:style-name="P2"><text:tab/><text:tab/><text:tab/>* deltaX</text:p>
      <text:p text:style-name="P2"><text:tab/><text:tab/><text:tab/>+ leftSum(f, begin + deltaX, end, deltaX)</text:p>
      <text:p text:style-name="P1"/>
      <text:p text:style-name="P2">rightSum(f, begin, end, deltaX) =&gt;</text:p>
      <text:p text:style-name="P2"><text:tab/>begin &gt;= end</text:p>
      <text:p text:style-name="P2"><text:tab/><text:tab/>? 0</text:p>
      <text:p text:style-name="P2"><text:tab/><text:tab/>: f(begin + deltaX)</text:p>
      <text:p text:style-name="P2"><text:tab/><text:tab/><text:tab/>* deltaX</text:p>
      <text:p text:style-name="P2"><text:tab/><text:tab/><text:tab/>+ rightSum(f, begin + deltaX, end, deltaX)</text:p>
      <text:p text:style-name="P1"/>
      <text:p text:style-name="P2">trapezSum(f, begin, end, deltaX) =&gt;</text:p>
      <text:p text:style-name="P2"><text:tab/>(leftSum(f, begin, end, deltaX)</text:p>
      <text:p text:style-name="P2"><text:tab/><text:tab/>+ rightSum(f, begin, end, deltaX)) / 2</text:p>
      <text:p text:style-name="P1"/>
      <text:p text:style-name="P1">example</text:p>
      <text:p text:style-name="P1">function:<text:tab/><text:tab/>f(x) = x ** 2 + 4</text:p>
      <text:p text:style-name="P1">left sum:<text:tab/> <text:tab/>67.71000000000004</text:p>
      <text:p text:style-name="P1">right sum:<text:tab/>70.21100000000001</text:p>
      <text:p text:style-name="P1">trapez sum:<text:tab/>68.96050000000002</text:p>
      <text:p text:style-name="P1"/>
      <text:p text:style-name="P3">Opgave 1</text:p>
      <text:p text:style-name="P3"/>
      <text:p text:style-name="P3">a)</text:p>
      <text:p text:style-name="P1">function:<text:tab/> <text:tab/>f(x) = x + 5</text:p>
      <text:p text:style-name="P1">interval:<text:tab/><text:tab/>[3; 5]</text:p>
      <text:p text:style-name="P1"/>
      <text:p text:style-name="P1">2 intervals</text:p>
      <text:p text:style-name="P1">left sum:<text:tab/> <text:tab/>17</text:p>
      <text:p text:style-name="P1">right sum:<text:tab/>19</text:p>
      <text:p text:style-name="P1">trapez sum:<text:tab/>18</text:p>
      <text:p text:style-name="P1"/>
      <text:p text:style-name="P1">4 intervals</text:p>
      <text:p text:style-name="P1">left sum:<text:tab/> <text:tab/>17.5</text:p>
      <text:p text:style-name="P1">right sum:<text:tab/>18.5</text:p>
      <text:p text:style-name="P1">trapez sum:<text:tab/>18</text:p>
      <text:p text:style-name="P1"/>
      <text:p text:style-name="P3">b)</text:p>
      <text:p text:style-name="P1">function:<text:tab/><text:tab/>f(x) = x - 5</text:p>
      <text:p text:style-name="P1">interval:<text:tab/><text:tab/>[3; 5]</text:p>
      <text:p text:style-name="P1"/>
      <text:p text:style-name="P1">2 intervals</text:p>
      <text:p text:style-name="P1">left sum:<text:tab/> <text:tab/>-3</text:p>
      <text:p text:style-name="P1">right sum:<text:tab/>-1</text:p>
      <text:p text:style-name="P1">trapez sum:<text:tab/>-2</text:p>
      <text:p text:style-name="P1"/>
      <text:p text:style-name="P1">4 intervals</text:p>
      <text:p text:style-name="P1">left sum:<text:tab/> <text:tab/>-2.5</text:p>
      <text:p text:style-name="P1"><text:soft-page-break/>right sum:<text:tab/>-1.5</text:p>
      <text:p text:style-name="P1">trapez sum:<text:tab/>-2</text:p>
      <text:p text:style-name="P1"/>
      <text:p text:style-name="P3">c)</text:p>
      <text:p text:style-name="P1">function:<text:tab/> <text:tab/>f(x) = -1 / 2 * x + 8</text:p>
      <text:p text:style-name="P1">interval:<text:tab/><text:tab/>[3; 5]</text:p>
      <text:p text:style-name="P1"/>
      <text:p text:style-name="P1">2 intervals</text:p>
      <text:p text:style-name="P1">left sum:<text:tab/> <text:tab/>12.5</text:p>
      <text:p text:style-name="P1">right sum:<text:tab/>11.5</text:p>
      <text:p text:style-name="P1">trapez sum:<text:tab/>12</text:p>
      <text:p text:style-name="P1"/>
      <text:p text:style-name="P1">4 intervals</text:p>
      <text:p text:style-name="P1">left sum:<text:tab/> <text:tab/>12.25</text:p>
      <text:p text:style-name="P1">right sum:<text:tab/>11.75</text:p>
      <text:p text:style-name="P1">trapez sum:<text:tab/>12</text:p>
      <text:p text:style-name="P1"/>
      <text:p text:style-name="P3">d)</text:p>
      <text:p text:style-name="P1">function:<text:tab/><text:tab/>f(x) = x ** 2 - 8 * x + 15</text:p>
      <text:p text:style-name="P1">interval:<text:tab/><text:tab/>[3; 5]</text:p>
      <text:p text:style-name="P1"/>
      <text:p text:style-name="P1">2 intervals</text:p>
      <text:p text:style-name="P1">left sum:<text:tab/> <text:tab/>-1</text:p>
      <text:p text:style-name="P1">right sum:<text:tab/>-1</text:p>
      <text:p text:style-name="P1">trapez sum:<text:tab/>-1</text:p>
      <text:p text:style-name="P1"/>
      <text:p text:style-name="P1">4 intervals</text:p>
      <text:p text:style-name="P1">left sum:<text:tab/> <text:tab/>-1.25</text:p>
      <text:p text:style-name="P1">right sum:<text:tab/>-1.25</text:p>
      <text:p text:style-name="P1">trapez sum:<text:tab/>-1.25</text:p>
      <text:p text:style-name="P1"/>
      <text:p text:style-name="P3">e)</text:p>
      <text:p text:style-name="P1">function:<text:tab/> <text:tab/>f(x) = Math.E ** (1 / 4 * x) - 3</text:p>
      <text:p text:style-name="P1">interval:<text:tab/><text:tab/>[3; 5]</text:p>
      <text:p text:style-name="P1"/>
      <text:p text:style-name="P1">2 intervals</text:p>
      <text:p text:style-name="P1">left sum:<text:tab/> <text:tab/>-1.1647181549282801</text:p>
      <text:p text:style-name="P1">right sum:<text:tab/>0.2086247859208865</text:p>
      <text:p text:style-name="P1">trapez sum:<text:tab/>-0.4780466845036968</text:p>
      <text:p text:style-name="P1"/>
      <text:p text:style-name="P1">4 intervals</text:p>
      <text:p text:style-name="P1">left sum:<text:tab/> <text:tab/>-0.8428130060215757</text:p>
      <text:p text:style-name="P1">right sum:<text:tab/>-0.1561415355969924</text:p>
      <text:p text:style-name="P1">trapez sum:<text:tab/>-0.49947727080928406</text:p>
      <text:p text:style-name="P1"/>
      <text:p text:style-name="P3">f)</text:p>
      <text:p text:style-name="P1">function:<text:tab/> <text:tab/>f(x) = 12 * 0.3 ** x</text:p>
      <text:p text:style-name="P1">interval:<text:tab/><text:tab/>[3; 5]</text:p>
      <text:p text:style-name="P1"/>
      <text:p text:style-name="P1">2 intervals</text:p>
      <text:p text:style-name="P1">left sum:<text:tab/> <text:tab/>0.42119999999999996</text:p>
      <text:p text:style-name="P1">right sum:<text:tab/>0.12635999999999997</text:p>
      <text:p text:style-name="P1"><text:soft-page-break/>trapez sum:<text:tab/>0.27377999999999997</text:p>
      <text:p text:style-name="P1"/>
      <text:p text:style-name="P1">4 intervals</text:p>
      <text:p text:style-name="P1">left sum:<text:tab/> <text:tab/>0.32595037061058796</text:p>
      <text:p text:style-name="P1">right sum:<text:tab/>0.17853037061058796</text:p>
      <text:p text:style-name="P1">trapez sum:<text:tab/>0.25224037061058796</text:p>
      <text:p text:style-name="P1"/>
      <text:p text:style-name="P3">Opgave 2</text:p>
      <text:p text:style-name="P3"/>
      <text:p text:style-name="P3">a)</text:p>
      <text:p text:style-name="P1">function:<text:tab/> <text:tab/>f(x) = 1 / 4 * 1.2 ** x + 1</text:p>
      <text:p text:style-name="P1">interval:<text:tab/><text:tab/>[6; 11]</text:p>
      <text:p text:style-name="P1"/>
      <text:p text:style-name="P1">5 intervals</text:p>
      <text:p text:style-name="P1">left sum:<text:tab/> <text:tab/>10.555124633599998</text:p>
      <text:p text:style-name="P1">right sum:<text:tab/>11.66614956032</text:p>
      <text:p text:style-name="P1">trapez sum:<text:tab/>11.110637096959998</text:p>
      <text:p text:style-name="P1"/>
      <text:p text:style-name="P1">10 intervals</text:p>
      <text:p text:style-name="P1">left sum:<text:tab/> <text:tab/>10.82022938837534</text:p>
      <text:p text:style-name="P1">right sum:<text:tab/>11.37574185173534</text:p>
      <text:p text:style-name="P1">trapez sum:<text:tab/>11.09798562005534</text:p>
      <text:p text:style-name="P1"/>
      <text:p text:style-name="P3">b)</text:p>
      <text:p text:style-name="P1">function:<text:tab/> <text:tab/>f(x) = x ** 2 - 8 * x + 15</text:p>
      <text:p text:style-name="P1">interval:<text:tab/><text:tab/>[6; 11]</text:p>
      <text:p text:style-name="P1"/>
      <text:p text:style-name="P1">5 intervals</text:p>
      <text:p text:style-name="P1">left sum:<text:tab/> <text:tab/>85</text:p>
      <text:p text:style-name="P1">right sum:<text:tab/>130</text:p>
      <text:p text:style-name="P1">trapez sum:<text:tab/>107.5</text:p>
      <text:p text:style-name="P1"/>
      <text:p text:style-name="P1">10 intervals</text:p>
      <text:p text:style-name="P1">left sum:<text:tab/> <text:tab/>95.625</text:p>
      <text:p text:style-name="P1">right sum:<text:tab/>118.125</text:p>
      <text:p text:style-name="P1">trapez sum:<text:tab/>106.875</text:p>
      <text:p text:style-name="P1"/>
      <text:p text:style-name="P3">c)</text:p>
      <text:p text:style-name="P1">function:<text:tab/> <text:tab/>f(x) = 1 / 10 * x ** 3 - 8 * x ** 2 + x - 4</text:p>
      <text:p text:style-name="P1">interval:<text:tab/><text:tab/>[6; 11]</text:p>
      <text:p text:style-name="P1"/>
      <text:p text:style-name="P1">5 intervals</text:p>
      <text:p text:style-name="P1">left sum:<text:tab/> <text:tab/>-2340</text:p>
      <text:p text:style-name="P1">right sum:<text:tab/>-2903.5</text:p>
      <text:p text:style-name="P1">trapez sum:<text:tab/>-2621.75</text:p>
      <text:p text:style-name="P1"/>
      <text:p text:style-name="P1">10 intervals</text:p>
      <text:p text:style-name="P1">left sum:<text:tab/> <text:tab/>-2477.46875</text:p>
      <text:p text:style-name="P1">right sum:<text:tab/>-2759.21875</text:p>
      <text:p text:style-name="P1">trapez sum:<text:tab/>-2618.3437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45:06.757870484</meta:creation-date>
    <dc:date>2023-05-16T11:05:22.709773631</dc:date>
    <meta:editing-duration>PT20M18S</meta:editing-duration>
    <meta:editing-cycles>1</meta:editing-cycles>
    <meta:document-statistic meta:table-count="0" meta:image-count="0" meta:object-count="0" meta:page-count="3" meta:paragraph-count="121" meta:word-count="414" meta:character-count="2308" meta:non-whitespace-character-count="1926"/>
    <meta:generator>LibreOffice/7.5.3.2$Linux_X86_64 LibreOffice_project/50$Build-2</meta:generator>
  </office:meta>
</office:document-meta>
</file>